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0417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26pt" fo:font-style="normal" style:text-underline-style="none" fo:font-weight="normal" officeooo:rsid="0012ded3" officeooo:paragraph-rsid="0012ded3" style:text-blinking="false" fo:background-color="transparent"/>
    </style:style>
    <style:style style:name="P2" style:family="paragraph" style:parent-style-name="Text_20_body">
      <style:paragraph-properties fo:margin-top="0in" fo:margin-bottom="0.222in" loext:contextual-spacing="false" fo:line-height="138%" style:writing-mode="lr-tb"/>
      <style:text-properties fo:font-variant="normal" fo:text-transform="none" fo:color="#666666" style:text-line-through-style="none" style:text-line-through-type="none" style:font-name="Arial" fo:font-size="15pt" fo:font-style="normal" style:text-underline-style="none" fo:font-weight="normal" officeooo:rsid="0012ded3" officeooo:paragraph-rsid="0012ded3" style:text-blinking="false" fo:background-color="transparent"/>
    </style:style>
    <style:style style:name="P3" style:family="paragraph" style:parent-style-name="Text_20_body" style:list-style-name="L3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ded3" officeooo:paragraph-rsid="0012ded3" style:text-blinking="false" fo:background-color="transparent"/>
    </style:style>
    <style:style style:name="P5" style:family="paragraph" style:parent-style-name="Text_20_body" style:list-style-name="L2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ded3" officeooo:paragraph-rsid="0012ded3" style:text-blinking="false" fo:background-color="transparent"/>
    </style:style>
    <style:style style:name="P6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liczanie wartości bilonu oraz banknotów za pomocą technik przetwarzania obrazu</text:p>
      <text:p text:style-name="P2">Konrad Kubzdela<text:tab/>Jakub Tomczak</text:p>
      <text:h text:style-name="P6" text:outline-level="1">Problem</text:h>
      <text:list xml:id="list2318839720820170259" text:style-name="L1">
        <text:list-item>
          <text:p text:style-name="P4">W przypadku dużej liczby monet, rozrzuconych na stole, czasochłonne jest obliczanie wartości ich wszystkich. W rzeczywistości problem występuje np. w sklepach, gdzie kasjer musi przeliczyć monety robiąc to pod presją zwiększenia kolejki do kasy co zwiększa prawdopodobieństwo popełnienia błędu.</text:p>
        </text:list-item>
      </text:list>
      <text:h text:style-name="P6" text:outline-level="1">Rozwiązanie</text:h>
      <text:list xml:id="list69780052532561794" text:style-name="L2">
        <text:list-item>
          <text:p text:style-name="P5">skutecznej</text:p>
        </text:list-item>
      </text:list>
      <text:h text:style-name="P6" text:outline-level="1">Wyniki</text:h>
      <text:list xml:id="list7067608009344168534" text:style-name="L3">
        <text:list-item>
          <text:p text:style-name="P3">Jakie eksperymenty wykonacie, żeby zweryfikować jakość zaproponowanego algorytmu?</text:p>
        </text:list-item>
        <text:list-item>
          <text:p text:style-name="P3">Na jakich danych wykonacie eksperymenty? Jak pozyskacie te dane?</text:p>
        </text:list-item>
        <text:list-item>
          <text:p text:style-name="P3">Ile będzie danych? (np. 100 zdjęć, 4 filmy o długości 3 min.)</text:p>
        </text:list-item>
        <text:list-item>
          <text:p text:style-name="P3">Co będzie wyznacznikiem jakości algorytmu? (np. średni skuteczność rozpoznawania, % znalezionych obiektów, etc.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20:19:04.144453661</meta:creation-date>
    <dc:date>2017-11-06T20:27:34.612859737</dc:date>
    <meta:editing-duration>PT8M31S</meta:editing-duration>
    <meta:editing-cycles>1</meta:editing-cycles>
    <meta:document-statistic meta:table-count="0" meta:image-count="0" meta:object-count="0" meta:page-count="1" meta:paragraph-count="11" meta:word-count="105" meta:character-count="761" meta:non-whitespace-character-count="673"/>
    <meta:generator>LibreOffice/5.1.6.2$Linux_X86_64 LibreOffice_project/10m0$Build-2</meta:generator>
  </office:meta>
</office:document-meta>
</file>